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FC8EA1E453AD234B.png" manifest:media-type="image/png"/>
  <manifest:file-entry manifest:full-path="Pictures/10000C8700005706000024966A1C6DB3DEA586CF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4" style:family="paragraph" style:parent-style-name="Standard">
      <style:paragraph-properties fo:padding="0.049cm" fo:border="none"/>
      <style:text-properties style:font-name="Liberation Sans" fo:font-weight="bold" officeooo:rsid="001f7e37" officeooo:paragraph-rsid="001f7e37" style:font-weight-asian="bold" style:font-weight-complex="bold"/>
    </style:style>
    <style:style style:name="P5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P6" style:family="paragraph" style:parent-style-name="Heading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Heading">
      <style:text-properties fo:font-style="italic" style:text-underline-style="solid" style:text-underline-width="auto" style:text-underline-color="font-color" officeooo:paragraph-rsid="0022fb1a" style:font-style-asian="italic" style:font-style-complex="italic"/>
    </style:style>
    <style:style style:name="P8" style:family="paragraph" style:parent-style-name="Standard">
      <style:paragraph-properties fo:padding="0.049cm" fo:border="none"/>
      <style:text-properties officeooo:rsid="0020d579" officeooo:paragraph-rsid="0020d579"/>
    </style:style>
    <style:style style:name="P9" style:family="paragraph" style:parent-style-name="Standard">
      <style:paragraph-properties fo:padding="0.049cm" fo:border="none"/>
      <style:text-properties officeooo:rsid="0020d579" officeooo:paragraph-rsid="0021794e"/>
    </style:style>
    <style:style style:name="P10" style:family="paragraph" style:parent-style-name="Standard">
      <style:paragraph-properties fo:padding="0.049cm" fo:border="none"/>
      <style:text-properties officeooo:paragraph-rsid="0020d579"/>
    </style:style>
    <style:style style:name="P11" style:family="paragraph" style:parent-style-name="Standard">
      <style:paragraph-properties fo:padding="0.049cm" fo:border="none"/>
      <style:text-properties officeooo:rsid="0021794e" officeooo:paragraph-rsid="0021794e"/>
    </style:style>
    <style:style style:name="P12" style:family="paragraph" style:parent-style-name="Standard">
      <style:paragraph-properties fo:padding="0.049cm" fo:border="none"/>
      <style:text-properties officeooo:rsid="0022fb1a" officeooo:paragraph-rsid="0022fb1a"/>
    </style:style>
    <style:style style:name="P13" style:family="paragraph" style:parent-style-name="Standard">
      <style:paragraph-properties fo:padding="0.049cm" fo:border="none"/>
      <style:text-properties officeooo:rsid="00244b82" officeooo:paragraph-rsid="0020d579"/>
    </style:style>
    <style:style style:name="P14" style:family="paragraph" style:parent-style-name="Text_20_body">
      <style:text-properties officeooo:rsid="0021794e" officeooo:paragraph-rsid="0021794e"/>
    </style:style>
    <style:style style:name="P15" style:family="paragraph" style:parent-style-name="Text_20_body">
      <style:text-properties style:font-name="Liberation Sans" fo:font-size="14pt" fo:font-style="italic" style:text-underline-style="solid" style:text-underline-width="auto" style:text-underline-color="font-color" officeooo:rsid="0021794e" officeooo:paragraph-rsid="0021794e" style:font-name-asian="Noto Sans CJK SC" style:font-size-asian="14pt" style:font-style-asian="italic" style:font-name-complex="Lohit Devanagari" style:font-size-complex="14pt" style:font-style-complex="italic"/>
    </style:style>
    <style:style style:name="P16" style:family="paragraph" style:parent-style-name="Text_20_body">
      <style:paragraph-properties fo:padding="0.049cm" fo:border="none"/>
      <style:text-properties style:font-name="Liberation Sans" fo:font-size="14pt" fo:font-style="italic" style:text-underline-style="solid" style:text-underline-width="auto" style:text-underline-color="font-color" officeooo:rsid="0021794e" officeooo:paragraph-rsid="0022fb1a" style:font-name-asian="Noto Sans CJK SC" style:font-size-asian="14pt" style:font-style-asian="italic" style:font-name-complex="Lohit Devanagari" style:font-size-complex="14pt" style:font-style-complex="italic"/>
    </style:style>
    <style:style style:name="T1" style:family="text">
      <style:text-properties officeooo:rsid="0020d579"/>
    </style:style>
    <style:style style:name="T2" style:family="text">
      <style:text-properties officeooo:rsid="0021794e"/>
    </style:style>
    <style:style style:name="T3" style:family="text">
      <style:text-properties officeooo:rsid="0022fb1a"/>
    </style:style>
    <style:style style:name="T4" style:family="text">
      <style:text-properties officeooo:rsid="00244b82"/>
    </style:style>
    <style:style style:name="T5" style:family="text">
      <style:text-properties officeooo:rsid="0025a2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lications 01A</text:p>
      <text:p text:style-name="P3">Date<text:tab/>:<text:tab/>2021/07/30</text:p>
      <text:p text:style-name="P3">NOM<text:tab/>:<text:tab/><text:span text:style-name="T1">CORGIER Anthony</text:span></text:p>
      <text:p text:style-name="P5"/>
      <text:h text:style-name="Heading_20_1" text:outline-level="1">HTML <text:span text:style-name="T2">&amp; CSS</text:span></text:h>
      <text:p text:style-name="P8"/>
      <text:h text:style-name="Heading_20_2" text:outline-level="2">1.Télécommande :</text:h>
      <text:p text:style-name="P6">HTML :</text:p>
      <text:p text:style-name="P14"><text:span text:style-name="T1">J’ai commencé par baliser la maquette de manière à obtenir un bloc principal que j’ai nommé (par son id) « remote ». Je lui ai mis le tag « form » en prévision des fonctions que nous utiliserons lors du développement de la solution logiciel. </text:span></text:p>
      <text:p text:style-name="P15">CSS :</text:p>
      <text:p text:style-name="P14">Pour cet élément, je l’ai mis en format block <text:s/>et un margin auto pour le centrer. Je lui ai mis une valeur margin-top de 3 % pour que cette valeur s’adapte suivant la taille du navigateur. Idem pour Height et Width (respectivement à 70 % et 40%). </text:p>
      <text:h text:style-name="Heading_20_2" text:outline-level="2">2. Structure de la télécommande :</text:h>
      <text:p text:style-name="P7">HTML :</text:p>
      <text:p text:style-name="P8">Ensuite, j’ai créé 3 principaux éléments « div », enfants de « remote » que j’ai nommé :</text:p>
      <text:p text:style-name="P8">- « titleRemote » : pour mettre le nom de la télécommande.</text:p>
      <text:p text:style-name="P10"><text:span text:style-name="T1">- « bodyRemote » : qui va contenir les éléments intéractifs.</text:span></text:p>
      <text:p text:style-name="P8">- « footerRemote » : dans lequel je vais renseigner mon prénom et mon nom.</text:p>
      <text:p text:style-name="P8"/>
      <text:p text:style-name="P16">CSS :</text:p>
      <text:p text:style-name="P12">Concernant le CSS des « titleRemote » et « footerRemote », je les ai placé dans « remote » grace aux valeurs TOP et BOTTOM en leur affectant la valeur 0. Elles ont 1 bordure (haute ou basse) pour les délimitées avec le « bodyRemote » ainsi qu’un background-color #CCC.</text:p>
      <text:p text:style-name="P12"/>
      <text:p text:style-name="P12">Pour le « bodyRemote » il récupère simplement une valeur top de 50px et un valeur de height de 90 %.</text:p>
      <text:p text:style-name="P12"/>
      <text:p text:style-name="P8"/>
      <text:p text:style-name="P8"/>
      <text:h text:style-name="Heading_20_2" text:outline-level="2"><text:soft-page-break/>3.Structure de « bodyremote » :</text:h>
      <text:p text:style-name="Text_20_body"/>
      <text:p text:style-name="P7">HTML :</text:p>
      <text:p text:style-name="P9">Le reste du travail a porté les éléments contenu dans le « bodyRemote ». Celui comprend principalement 2 éléments : la LED qui est une div et une « div » que j’ai nommé « conteneurBtn ». </text:p>
      <text:p text:style-name="P9">« <text:span text:style-name="T2">conteneurBtn » esr <text:s/>lui-même parents des lignes 1 à 4 (indiquées dans leurs id).</text:span></text:p>
      <text:p text:style-name="P11">Les lignes contiendront chacune 3 boutons chiffrés sauf pour la dernière qui contient seulement les boutons ON et OFF.</text:p>
      <text:p text:style-name="P11"/>
      <text:p text:style-name="P16">CSS :</text:p>
      <text:p text:style-name="P8">- <text:span text:style-name="T3">LED : est en </text:span><text:span text:style-name="T4">display block sur laquelle j’applique une valeur margin : auto (pour l’appliquer d’abord au 4 cotés) pour je change la valeur margin-top en lui mettant une valeur de 50px.</text:span></text:p>
      <text:p text:style-name="P8">- <text:span text:style-name="T4">conteneurBtn : je mets un display :flex et un flex-wrap:wrap pour manipuler mes lignes contenues.</text:span></text:p>
      <text:p text:style-name="P10"><text:span text:style-name="T1">- </text:span><text:span text:style-name="T4">Lignes : elles sont en position relatives et avec un display :flex pour agencer les boutons à l’intérieur. Flex-direction, flexwrap:wrap et justify-content permettront de placer les boutons.</text:span></text:p>
      <text:p text:style-name="P13">-Boutons : les « btn » <text:span text:style-name="T5">sont déjà placé, il suffit de le mettre en forme , de centrer le texte et de changer le background avec radial grandi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1"><draw:image xlink:href="Pictures/10000C8700005706000024966A1C6DB3DEA586CF.svg" xlink:type="simple" xlink:show="embed" xlink:actuate="onLoad" loext:mime-type="image/svg+xml"/><draw:image xlink:href="Pictures/100002010000034A00000162FC8EA1E453AD234B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30T11:03:07.161659206</dc:date>
    <meta:editing-duration>PT4H43M39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2" meta:paragraph-count="29" meta:word-count="436" meta:character-count="2325" meta:non-whitespace-character-count="1913"/>
  </office:meta>
</office:document-meta>
</file>